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48be7" officeooo:paragraph-rsid="00048be7"/>
    </style:style>
    <style:style style:name="P2" style:family="paragraph" style:parent-style-name="Title">
      <style:text-properties officeooo:rsid="00048be7" officeooo:paragraph-rsid="00048be7"/>
    </style:style>
    <style:style style:name="P3" style:family="paragraph" style:parent-style-name="Text_20_body">
      <style:text-properties style:text-underline-style="none" officeooo:rsid="00048be7" officeooo:paragraph-rsid="00048be7"/>
    </style:style>
    <style:style style:name="P4" style:family="paragraph" style:parent-style-name="Heading_20_3">
      <style:text-properties style:text-underline-style="solid" style:text-underline-width="auto" style:text-underline-color="font-color" officeooo:rsid="00048be7" officeooo:paragraph-rsid="00048be7"/>
    </style:style>
    <style:style style:name="P5" style:family="paragraph" style:parent-style-name="Heading_20_3">
      <style:text-properties officeooo:rsid="00050cf7" officeooo:paragraph-rsid="00050cf7"/>
    </style:style>
    <style:style style:name="P6" style:family="paragraph" style:parent-style-name="Text_20_body" style:list-style-name="L1">
      <style:text-properties style:text-underline-style="none" officeooo:rsid="00048be7" officeooo:paragraph-rsid="00048be7"/>
    </style:style>
    <style:style style:name="P7" style:family="paragraph" style:parent-style-name="Text_20_body" style:list-style-name="L2">
      <style:text-properties style:text-underline-style="none" officeooo:rsid="00050cf7" officeooo:paragraph-rsid="00050cf7" fo:background-color="#ff0000"/>
    </style:style>
    <style:style style:name="P8" style:family="paragraph" style:parent-style-name="Text_20_body" style:list-style-name="L2">
      <style:text-properties style:text-underline-style="none" officeooo:rsid="00055ae5" officeooo:paragraph-rsid="00055ae5" fo:background-color="#ff0000"/>
    </style:style>
    <style:style style:name="P9" style:family="paragraph" style:parent-style-name="Text_20_body" style:list-style-name="L2">
      <style:text-properties style:text-underline-style="none" officeooo:rsid="00055ae5" officeooo:paragraph-rsid="00055ae5" fo:background-color="transparen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48be7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81d41a" loext:char-shading-value="0"/>
    </style:style>
    <style:style style:name="T5" style:family="text">
      <style:text-properties fo:background-color="#ff0000" loext:char-shading-value="0"/>
    </style:style>
    <style:style style:name="T6" style:family="text">
      <style:text-properties officeooo:rsid="00050cf7" fo:background-color="#ff0000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06d9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ier Pedragosa</text:p>
      <text:p text:style-name="P1">DAW1</text:p>
      <text:p text:style-name="P2">Full instruccions Packet Tracer</text:p>
      <text:h text:style-name="Heading_20_3" text:outline-level="3"><text:span text:style-name="T1">Í</text:span><text:span text:style-name="T2">ndex</text:span></text:h>
      <text:list text:style-name="L1">
        <text:list-item>
          <text:p text:style-name="P6">Seguretat</text:p>
        </text:list-item>
        <text:list-item>
          <text:p text:style-name="P6">Gestió</text:p>
        </text:list-item>
        <text:list-item>
          <text:p text:style-name="P6">Genèriques</text:p>
        </text:list-item>
      </text:list>
      <text:h text:style-name="P4" text:outline-level="3">Seguretat</text:h>
      <text:p text:style-name="P3">Tenim 3 nivells: <text:span text:style-name="T4">Usuari (&gt;)</text:span>, <text:span text:style-name="T3">Privilegiat (#)</text:span> i <text:span text:style-name="T5">Global (</text:span><text:span text:style-name="T6">(</text:span><text:span text:style-name="T5">config</text:span><text:span text:style-name="T6">)</text:span><text:span text:style-name="T5">#)</text:span>.</text:p>
      <text:p text:style-name="P3">És crucial ser conscient del nivell en el que ens trobem en tot moment abans de configurar el Switch.</text:p>
      <text:p text:style-name="P3">Per passar d’Usuari a Privilegiat utilitzarem la comanda «enable».</text:p>
      <text:p text:style-name="P3">Per passar de Privilegiat a Global utilitzarem la comanda «configure terminal».</text:p>
      <text:p text:style-name="P3">Per pujar als nivells anteriors utilitzarem la comanda «exit».</text:p>
      <text:h text:style-name="P5" text:outline-level="3">Instruccions:</text:h>
      <text:list text:style-name="L2">
        <text:list-item>
          <text:p text:style-name="P7">(config)#Hostname NOM_SWITCH<text:span text:style-name="T7"> canvia el nom del Switch.</text:span></text:p>
        </text:list-item>
        <text:list-item>
          <text:p text:style-name="P7"><text:span text:style-name="T3">#show running-config</text:span><text:span text:style-name="T7"> mostra l’arxiu de configuració que està corrent en el Switch.</text:span></text:p>
        </text:list-item>
        <text:list-item>
          <text:p text:style-name="P7"><text:span text:style-name="T3">#copy running-config startup-config</text:span><text:span text:style-name="T7"> copia la configuració que està corrent a la d’inici.</text:span></text:p>
        </text:list-item>
        <text:list-item>
          <text:p text:style-name="P7"><text:span text:style-name="T3">#wr</text:span><text:span text:style-name="T7"> copia la configuració que està corrent a la d’inici, exactament igual que l’anterior.</text:span></text:p>
        </text:list-item>
        <text:list-item>
          <text:p text:style-name="P7"><text:span text:style-name="T3">#show mac-address-table</text:span><text:span text:style-name="T7"> mostra la taula d’adreces MAC.</text:span></text:p>
        </text:list-item>
        <text:list-item>
          <text:p text:style-name="P7">(config)#no ip domain-lookup<text:span text:style-name="T7"> soluciona l’error de cercar paraules que no corresponen a instruccions.</text:span></text:p>
        </text:list-item>
        <text:list-item>
          <text:p text:style-name="P9">Protegir els nivells amb contrasenya:</text:p>
          <text:list>
            <text:list-item>
              <text:p text:style-name="P8"><text:span text:style-name="T7">Protegir el nivell d’</text:span><text:span text:style-name="T4">Usuari</text:span><text:span text:style-name="T7">:</text:span></text:p>
              <text:list>
                <text:list-item>
                  <text:p text:style-name="P8">(config)#line console 0</text:p>
                </text:list-item>
                <text:list-item>
                  <text:p text:style-name="P8">(config)#password &lt;pwd&gt;</text:p>
                </text:list-item>
                <text:list-item>
                  <text:p text:style-name="P8">(config)#login</text:p>
                </text:list-item>
              </text:list>
            </text:list-item>
            <text:list-item>
              <text:p text:style-name="P9">Protegir el nivell de <text:span text:style-name="T3">Privilegiat</text:span>:</text:p>
              <text:list>
                <text:list-item>
                  <text:p text:style-name="P8">(config)#enable password &lt;pwd&gt;</text:p>
                </text:list-item>
              </text:list>
            </text:list-item>
            <text:list-item>
              <text:p text:style-name="P9">Podem encriptar la contrasenya posant <text:span text:style-name="T8">enable secret</text:span> password &lt;pwd&gt;</text:p>
            </text:list-item>
          </text:list>
        </text:list-item>
        <text:list-item>
          <text:p text:style-name="P9">Posar contrasenya per accés remot:</text:p>
          <text:list>
            <text:list-item>
              <text:p text:style-name="P8"><text:soft-page-break/>(config)#line vty 0 4</text:p>
            </text:list-item>
            <text:list-item>
              <text:p text:style-name="P8">(config-line)#password &lt;pwd&gt;</text:p>
            </text:list-item>
            <text:list-item>
              <text:p text:style-name="P8">(config-line)#login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9:44:10.759142441</meta:creation-date>
    <dc:date>2025-02-25T16:28:06.850887473</dc:date>
    <meta:editing-duration>PT14M20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32" meta:word-count="201" meta:character-count="1322" meta:non-whitespace-character-count="1174"/>
  </office:meta>
</office:document-meta>
</file>